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641" officeooo:paragraph-rsid="00091641"/>
    </style:style>
    <style:style style:name="P2" style:family="paragraph" style:parent-style-name="Standard">
      <style:text-properties officeooo:paragraph-rsid="00091641"/>
    </style:style>
    <style:style style:name="P3" style:family="paragraph" style:parent-style-name="Standard">
      <style:text-properties style:text-underline-style="none" fo:font-weight="bold" officeooo:rsid="00091641" officeooo:paragraph-rsid="00091641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b666c" officeooo:paragraph-rsid="000b666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c2f56" officeooo:paragraph-rsid="000c2f56" style:font-weight-asian="bold" style:font-weight-complex="bold"/>
    </style:style>
    <style:style style:name="P6" style:family="paragraph" style:parent-style-name="Standard">
      <style:text-properties style:text-underline-style="none" officeooo:rsid="00091641" officeooo:paragraph-rsid="00091641"/>
    </style:style>
    <style:style style:name="P7" style:family="paragraph" style:parent-style-name="Standard">
      <style:text-properties style:text-underline-style="none" fo:font-weight="normal" officeooo:rsid="00091641" officeooo:paragraph-rsid="0009164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b666c" officeooo:paragraph-rsid="000b666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c2f56" officeooo:paragraph-rsid="000c2f56" style:font-weight-asian="normal" style:font-weight-complex="normal"/>
    </style:style>
    <style:style style:name="P10" style:family="paragraph" style:parent-style-name="Standard">
      <style:text-properties fo:font-weight="bold" officeooo:rsid="00091641" officeooo:paragraph-rsid="00091641" style:font-weight-asian="bold" style:font-weight-complex="bold"/>
    </style:style>
    <style:style style:name="P11" style:family="paragraph" style:parent-style-name="Standard">
      <style:text-properties officeooo:rsid="000c7d91" officeooo:paragraph-rsid="000c7d9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a6f9a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b666c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6f9a" style:font-weight-asian="normal" style:font-weight-complex="normal"/>
    </style:style>
    <style:style style:name="T9" style:family="text">
      <style:text-properties fo:font-weight="bold" officeooo:rsid="000a6f9a" style:font-weight-asian="bold" style:font-weight-complex="bold"/>
    </style:style>
    <style:style style:name="T10" style:family="text">
      <style:text-properties officeooo:rsid="000c2f56"/>
    </style:style>
    <style:style style:name="T11" style:family="text">
      <style:text-properties officeooo:rsid="000b66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1</text:p>
      <text:p text:style-name="P1"/>
      <text:p text:style-name="P11">Ángel García Pérez 1ºDAW 24/25</text:p>
      <text:p text:style-name="P1"/>
      <text:p text:style-name="P10">Ejercicio 1</text:p>
      <text:p text:style-name="P2"/>
      <text:p text:style-name="P1"><text:bookmark text:name="yui_3_18_1_1_1732107811302_213"/>Articulos (<text:span text:style-name="T1">#id</text:span><text:span text:style-name="T4">, </text:span><text:span text:style-name="T6">n_bastidor-*</text:span><text:span text:style-name="T4">, fech_matricula, modelo, marca, cilindrada-*, motor, color-*, antiguedad_d, </text:span><text:span text:style-name="T6">matricula)</text:span></text:p>
      <text:p text:style-name="P1"><text:span text:style-name="T6"/></text:p>
      <text:p text:style-name="P1"><text:span text:style-name="T6"/></text:p>
      <text:p text:style-name="P3">Ejercicio 2</text:p>
      <text:p text:style-name="P6"><text:span text:style-name="T7"/></text:p>
      <text:p text:style-name="P6"><text:span text:style-name="T7">Libro (</text:span><text:span text:style-name="T1">#id</text:span><text:span text:style-name="T7">, </text:span><text:span text:style-name="T6">ISBN</text:span><text:span text:style-name="T7">, paginas-*, titulo)</text:span></text:p>
      <text:p text:style-name="P6"><text:span text:style-name="T7"/></text:p>
      <text:p text:style-name="P6"><text:span text:style-name="T7">Ediciones</text:span><text:span text:style-name="T8">(</text:span><text:span text:style-name="T2">#id</text:span><text:span text:style-name="T3">_</text:span><text:span text:style-name="T2">libro</text:span><text:span text:style-name="T9">, </text:span><text:span text:style-name="T2">#edicion)</text:span></text:p>
      <text:p text:style-name="P7"><text:tab/><text:span text:style-name="T10">i</text:span><text:span text:style-name="T11">d_libro → Libro(M:C, B:C)</text:span></text:p>
      <text:p text:style-name="P7"/>
      <text:p text:style-name="P7"/>
      <text:p text:style-name="P4">Ejercicio 3</text:p>
      <text:p text:style-name="P4"/>
      <text:p text:style-name="P8">Articulo (<text:span text:style-name="T1">#id</text:span>, descripcion, fechaFab, fechaCadu-d, duracion)</text:p>
      <text:p text:style-name="P8"/>
      <text:p text:style-name="P8">Precios (<text:span text:style-name="T1">#id_articulo</text:span>, <text:s/><text:span text:style-name="T1">#Precio)</text:span></text:p>
      <text:p text:style-name="P8"><text:tab/><text:span text:style-name="T10">i</text:span>d_articulo → (M:C, B:C)</text:p>
      <text:p text:style-name="P8"/>
      <text:p text:style-name="P8"/>
      <text:p text:style-name="P5">Ejercicio 4</text:p>
      <text:p text:style-name="P5"/>
      <text:p text:style-name="P9">Cliente (<text:span text:style-name="T1">#id,</text:span> nombre, <text:span text:style-name="T5">dni,</text:span> edad_d-*, fechaNac, calle, numero, edificio, portal)</text:p>
      <text:p text:style-name="P9"/>
      <text:p text:style-name="P9">Telefonos (<text:span text:style-name="T1">#id_cliente,</text:span> <text:span text:style-name="T1">#telefonos)</text:span></text:p>
      <text:p text:style-name="P9"><text:tab/>id_cliente → (M:C, B:C)</text:p>
      <text:p text:style-name="P9"/>
      <text:p text:style-name="P9">Email (<text:span text:style-name="T1">#id_cliente,</text:span> <text:span text:style-name="T1">#email)</text:span></text:p>
      <text:p text:style-name="P9"><text:tab/>id_cliente → (M:B, B: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4:18:31.855000000</meta:creation-date>
    <dc:date>2024-11-25T18:27:35.025000000</dc:date>
    <meta:editing-duration>PT14M49S</meta:editing-duration>
    <meta:editing-cycles>3</meta:editing-cycles>
    <meta:generator>LibreOffice/7.6.7.2$Windows_X86_64 LibreOffice_project/dd47e4b30cb7dab30588d6c79c651f218165e3c5</meta:generator>
    <meta:document-statistic meta:table-count="0" meta:image-count="0" meta:object-count="0" meta:page-count="1" meta:paragraph-count="18" meta:word-count="74" meta:character-count="601" meta:non-whitespace-character-count="540"/>
  </office:meta>
</office:document-meta>
</file>